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6C152F305892BB62E9.png" manifest:media-type="image/png"/>
  <manifest:file-entry manifest:full-path="Pictures/10000000000003CD0000017454DE474066523F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145cm" svg:height="5.152cm" svg:x="0.055cm" svg:y="0.048cm">
          <draw:image xlink:href="Pictures/10000000000003D40000026C152F305892BB62E9.png" xlink:type="simple" xlink:show="embed" xlink:actuate="onLoad">
            <text:p/>
          </draw:image>
        </draw:frame>
        <draw:frame draw:style-name="gr1" draw:text-style-name="P1" draw:layer="layout" svg:width="14.299cm" svg:height="5.466cm" svg:x="0.7cm" svg:y="6.234cm">
          <draw:image xlink:href="Pictures/10000000000003CD0000017454DE474066523FC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4T16:52:21.521000000</dc:date>
    <meta:editing-duration>PT3M3S</meta:editing-duration>
    <meta:editing-cycles>3</meta:editing-cycles>
    <meta:generator>LibreOffice/5.1.3.2$Windows_x86 LibreOffice_project/644e4637d1d8544fd9f56425bd6cec110e49301b</meta:generator>
    <meta:document-statistic meta:object-count="2"/>
  </office:meta>
</office:document-meta>
</file>